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ihe:</text:span> gravitaatiosimulaattori</text:p>
      <text:p text:style-name="Standard"/>
      <text:p text:style-name="Standard">Simulaattori simuloi usean kappaleen systeemejä käyttäjän määrittämästä alkutilasta ja näyttää simulaation edistymisen reaaliajassa. Simuloitavia kappaleita voi lisätä myös kesken ajon. Simulaatio toteutetaan Velocity Verlet -algoritmilla.</text:p>
      <text:p text:style-name="Standard"/>
      <text:p text:style-name="P1">Toiminnot: </text:p>
      <text:list xml:id="list653585531" text:style-name="L2">
        <text:list-item>
          <text:p text:style-name="P2"><text:span text:style-name="T2">Kappaleet lisätään yksi kerrallaan antaen massa, koordinaatit ja alkunopeuden komponentit.</text:span></text:p>
        </text:list-item>
        <text:list-item>
          <text:p text:style-name="P2"><text:span text:style-name="T2">Ohjelma tarkistaa lisäykset automaattisesti:</text:span></text:p>
          <text:list>
            <text:list-item>
              <text:p text:style-name="P2"><text:span text:style-name="T2">Kappaleella täytyy olla massa.</text:span></text:p>
            </text:list-item>
            <text:list-item>
              <text:p text:style-name="P2"><text:span text:style-name="T2">Kappaletta ei voi lisätä koordinaatteihin, joissa on jo kappale.</text:span></text:p>
            </text:list-item>
          </text:list>
        </text:list-item>
        <text:list-item>
          <text:p text:style-name="P2"><text:span text:style-name="T2">Kappaleita voi lisätä rajoittamattoman määrän.</text:span></text:p>
        </text:list-item>
        <text:list-item>
          <text:p text:style-name="P2"><text:span text:style-name="T2">simulaation käynnistäminen</text:span></text:p>
        </text:list-item>
        <text:list-item>
          <text:p text:style-name="P2"><text:span text:style-name="T2">Kappaleita voi lisätä myös kesken simula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Tiira</meta:initial-creator>
    <meta:creation-date>2012-10-03T15:15:13</meta:creation-date>
    <dc:date>2012-10-03T15:36:21</dc:date>
    <dc:creator>Jussi Tiira</dc:creator>
    <meta:editing-duration>PT5M28S</meta:editing-duration>
    <meta:editing-cycles>1</meta:editing-cycles>
    <meta:document-statistic meta:table-count="0" meta:image-count="0" meta:object-count="0" meta:page-count="1" meta:paragraph-count="10" meta:word-count="75" meta:character-count="632" meta:non-whitespace-character-count="573"/>
    <meta:generator>LibreOffice/3.5$Linux_X86_64 LibreOffice_project/350m1$Build-2</meta:generator>
  </office:meta>
</office:document-meta>
</file>